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35c" officeooo:paragraph-rsid="0013235c"/>
    </style:style>
    <style:style style:name="P2" style:family="paragraph" style:parent-style-name="Standard">
      <style:text-properties officeooo:rsid="001356a2" officeooo:paragraph-rsid="001356a2"/>
    </style:style>
    <style:style style:name="P3" style:family="paragraph" style:parent-style-name="Standard">
      <style:text-properties officeooo:rsid="00138691" officeooo:paragraph-rsid="00138691"/>
    </style:style>
    <style:style style:name="P4" style:family="paragraph" style:parent-style-name="Standard">
      <style:text-properties officeooo:rsid="0014ee3a" officeooo:paragraph-rsid="0014ee3a"/>
    </style:style>
    <style:style style:name="P5" style:family="paragraph" style:parent-style-name="Standard">
      <style:text-properties officeooo:rsid="00154334" officeooo:paragraph-rsid="00154334"/>
    </style:style>
    <style:style style:name="P6" style:family="paragraph" style:parent-style-name="Standard">
      <style:text-properties officeooo:rsid="0015e0f6" officeooo:paragraph-rsid="0015e0f6"/>
    </style:style>
    <style:style style:name="P7" style:family="paragraph" style:parent-style-name="Standard">
      <style:text-properties officeooo:rsid="0015e0f6" officeooo:paragraph-rsid="0015e0f6"/>
    </style:style>
    <style:style style:name="P8" style:family="paragraph" style:parent-style-name="Standard">
      <style:text-properties officeooo:rsid="001639c3" officeooo:paragraph-rsid="001639c3"/>
    </style:style>
    <style:style style:name="P9" style:family="paragraph" style:parent-style-name="Standard">
      <style:text-properties officeooo:rsid="0016c2ce" officeooo:paragraph-rsid="0016c2ce"/>
    </style:style>
    <style:style style:name="P10" style:family="paragraph" style:parent-style-name="Standard">
      <style:text-properties officeooo:rsid="0016c2ce" officeooo:paragraph-rsid="0017c079"/>
    </style:style>
    <style:style style:name="P11" style:family="paragraph" style:parent-style-name="Standard">
      <style:text-properties officeooo:rsid="0017c079" officeooo:paragraph-rsid="0017c079"/>
    </style:style>
    <style:style style:name="P12" style:family="paragraph" style:parent-style-name="Standard">
      <style:text-properties officeooo:rsid="0018459a" officeooo:paragraph-rsid="0018459a"/>
    </style:style>
    <style:style style:name="P13" style:family="paragraph" style:parent-style-name="Standard">
      <style:text-properties officeooo:rsid="0018cc27" officeooo:paragraph-rsid="0018cc27"/>
    </style:style>
    <style:style style:name="P14" style:family="paragraph" style:parent-style-name="Standard">
      <style:text-properties officeooo:rsid="0019a153" officeooo:paragraph-rsid="0019a153"/>
    </style:style>
    <style:style style:name="P15" style:family="paragraph" style:parent-style-name="Standard">
      <style:text-properties officeooo:rsid="0019af5d" officeooo:paragraph-rsid="0019af5d"/>
    </style:style>
    <style:style style:name="P16" style:family="paragraph" style:parent-style-name="Standard">
      <style:text-properties officeooo:rsid="001a1bdd" officeooo:paragraph-rsid="001a1bdd"/>
    </style:style>
    <style:style style:name="P17" style:family="paragraph" style:parent-style-name="Standard">
      <style:text-properties officeooo:rsid="001b0fde" officeooo:paragraph-rsid="001b0fde"/>
    </style:style>
    <style:style style:name="P18" style:family="paragraph" style:parent-style-name="Standard">
      <style:text-properties officeooo:rsid="001cd237" officeooo:paragraph-rsid="001cd237"/>
    </style:style>
    <style:style style:name="P19" style:family="paragraph" style:parent-style-name="Standard">
      <style:text-properties officeooo:rsid="001cd4a7" officeooo:paragraph-rsid="001cd4a7"/>
    </style:style>
    <style:style style:name="P20" style:family="paragraph" style:parent-style-name="Standard">
      <style:text-properties officeooo:rsid="001d65ec" officeooo:paragraph-rsid="001d65ec"/>
    </style:style>
    <style:style style:name="T1" style:family="text">
      <style:text-properties officeooo:rsid="001356a2"/>
    </style:style>
    <style:style style:name="T2" style:family="text">
      <style:text-properties officeooo:rsid="00138691"/>
    </style:style>
    <style:style style:name="T3" style:family="text">
      <style:text-properties officeooo:rsid="00154334"/>
    </style:style>
    <style:style style:name="T4" style:family="text">
      <style:text-properties officeooo:rsid="0015e0f6"/>
    </style:style>
    <style:style style:name="T5" style:family="text">
      <style:text-properties officeooo:rsid="001639c3"/>
    </style:style>
    <style:style style:name="T6" style:family="text">
      <style:text-properties officeooo:rsid="0017c079"/>
    </style:style>
    <style:style style:name="T7" style:family="text">
      <style:text-properties officeooo:rsid="0018459a"/>
    </style:style>
    <style:style style:name="T8" style:family="text">
      <style:text-properties officeooo:rsid="0018cc27"/>
    </style:style>
    <style:style style:name="T9" style:family="text">
      <style:text-properties officeooo:rsid="0019a153"/>
    </style:style>
    <style:style style:name="T10" style:family="text">
      <style:text-properties officeooo:rsid="0019af5d"/>
    </style:style>
    <style:style style:name="T11" style:family="text">
      <style:text-properties officeooo:rsid="001a1bdd"/>
    </style:style>
    <style:style style:name="T12" style:family="text">
      <style:text-properties officeooo:rsid="001b0fde"/>
    </style:style>
    <style:style style:name="T13" style:family="text">
      <style:text-properties officeooo:rsid="001d0b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 bonjour</text:p>
      <text:p text:style-name="P1"/>
      <text:p text:style-name="P1">k ca va</text:p>
      <text:p text:style-name="P1"/>
      <text:p text:style-name="P1">k jaime ca poser cette question la ca surprend les gens</text:p>
      <text:p text:style-name="P1"/>
      <text:p text:style-name="P1">qu’est-ce-qui fait que ca va bien pour vous</text:p>
      <text:p text:style-name="P1"/>
      <text:p text:style-name="P1">v euh jai juste repondu a la question comme ca la, pas de raison particuliere</text:p>
      <text:p text:style-name="P1"/>
      <text:p text:style-name="P1">k cest ca ca force un peu la reflexion je trouve quand ca va bien pi quand on demande pourquoi mais cest juste en</text:p>
      <text:p text:style-name="P1"/>
      <text:p text:style-name="P1">k la derniere fois on etait en attente. Yavais l’emploi qui etait encore en incertitude</text:p>
      <text:p text:style-name="P1">yavait votre mere vous vouliez peut-etre demander a votre mere pour habiter avec en juillet</text:p>
      <text:p text:style-name="P1">qu’est-ce qui a de neuf de ce cote la?</text:p>
      <text:p text:style-name="P1"/>
      <text:p text:style-name="P1">K pi emploi logement? Pi comment vous allez émotivement par rapport à tous ca?</text:p>
      <text:p text:style-name="P1"/>
      <text:p text:style-name="P1">V bin cest sur cest plate la</text:p>
      <text:p text:style-name="P1">jsuis plus serré au 1er juillet</text:p>
      <text:p text:style-name="P1"/>
      <text:p text:style-name="P1">k alors avez-vous parlé à votre mere fnl?</text:p>
      <text:p text:style-name="P1"/>
      <text:p text:style-name="P1">V oui cest sur jen parle a mere oui</text:p>
      <text:p text:style-name="P1"/>
      <text:p text:style-name="P1">k fek vous allez probablement emménager chez votre mere la en juillet?</text:p>
      <text:p text:style-name="P1"/>
      <text:p text:style-name="P1">V je sais pas encore on continue de chercher la jva peut-etre trouver un endroit au mois peut-etre la</text:p>
      <text:p text:style-name="P1"/>
      <text:p text:style-name="P1">k ouais cest ca <text:span text:style-name="T1">fek la comment vous occupez votre temps?</text:span></text:p>
      <text:p text:style-name="P1"/>
      <text:p text:style-name="P2">V euh jecoute des films, je joue a des jeux videos</text:p>
      <text:p text:style-name="P1"/>
      <text:p text:style-name="P2">k les conditions ca va comment?</text:p>
      <text:p text:style-name="P2">...parce que je les connait pas toutes par coeur</text:p>
      <text:p text:style-name="P2">Nicolas besner, francois rousseau, valerie belizaire joseph, antoine giguere ca va?</text:p>
      <text:p text:style-name="P2"/>
      <text:p text:style-name="P2">V hm <text:span text:style-name="T5">hmm</text:span></text:p>
      <text:p text:style-name="P2"/>
      <text:p text:style-name="P2">k pas de contact</text:p>
      <text:p text:style-name="P2"/>
      <text:p text:style-name="P2">k les autres cest suivre toute therapie</text:p>
      <text:p text:style-name="P2">sauf pour recevoir des soins antoine giguere ca cest un psychiatre jai pas eu le temps de prendre connaissance?</text:p>
      <text:p text:style-name="P2"/>
      <text:p text:style-name="P2">V cest francois rousseau le psychiatre</text:p>
      <text:p text:style-name="P2"/>
      <text:p text:style-name="P2">k antoine giguere cest qui?</text:p>
      <text:p text:style-name="P2"/>
      <text:p text:style-name="P2">V cest le directeur de la faculte de genie</text:p>
      <text:p text:style-name="P2"/>
      <text:p text:style-name="P2"><text:soft-page-break/>k a sherbrooke?</text:p>
      <text:p text:style-name="P2"/>
      <text:p text:style-name="P2">V de sherbrooke</text:p>
      <text:p text:style-name="P2"/>
      <text:p text:style-name="P2">k ok fak euh autre pour recevoir des soins ca concernait plus francois rousseau</text:p>
      <text:p text:style-name="P2">nicolas besner cest qui besner?</text:p>
      <text:p text:style-name="P2"/>
      <text:p text:style-name="P2">V cest un policier du spvq</text:p>
      <text:p text:style-name="P2"/>
      <text:p text:style-name="P2">k ok la cest bon je replace tout le monde</text:p>
      <text:p text:style-name="P2">dr rousseau stun docteur jimagine?</text:p>
      <text:p text:style-name="P2">Il travail où?</text:p>
      <text:p text:style-name="P2"/>
      <text:p text:style-name="P2">V a l’iusmq</text:p>
      <text:p text:style-name="P2"/>
      <text:p text:style-name="P2">k ok, mais il pourrait travailler dans le fond n’importe où donc si vous etiez amener dans un hopital pi qui etait la sauf pour recevoir des soins vous auriez le droit detre en personne</text:p>
      <text:p text:style-name="P2"/>
      <text:p text:style-name="P2">v euh oui jimagine oui</text:p>
      <text:p text:style-name="P2"/>
      <text:p text:style-name="P2">k ok</text:p>
      <text:p text:style-name="P2">la derniere fois on a parle tse de truc quand meme la on a parlé de votre evolution</text:p>
      <text:p text:style-name="P2">a je l’ai pas caline oh non scuse moi</text:p>
      <text:p text:style-name="P2">pi tse vous mavez quand meme nommé des choses comme desfois vous vous sentez suivi par les policiers</text:p>
      <text:p text:style-name="P2">peut-etre que cest vrai peut-etre que cest pas vrai</text:p>
      <text:p text:style-name="P2">moi je lsais pas qu’est-ce-qui est la réalité</text:p>
      <text:p text:style-name="P2">vous entendez des choses que vous dites pas sur que ca s’adressait pas a moi</text:p>
      <text:p text:style-name="P2">mais mois ce que je veux savoir cest mettons ca arrive et vous sentez une monté démotions</text:p>
      <text:p text:style-name="P2">tse mettons ca arrive comme vous aviez dit vous aviez dit un passant je me souviens plus trop des propos <text:span text:style-name="T2">mais vous dites je crois que ca s’adressait a moi</text:span></text:p>
      <text:p text:style-name="P3">fek ca ca doit provoquer une monté d’émotion chez vous quand ca arrive des choses dememe a moins que jme trompe</text:p>
      <text:p text:style-name="P3"/>
      <text:p text:style-name="P3">v ca peut arriver ouais</text:p>
      <text:p text:style-name="P3"/>
      <text:p text:style-name="P3">k ouais</text:p>
      <text:p text:style-name="P3">fek quand ca arrive ca maurait surpris que ca arrive pas parce que quand on se sent épié quand on se sent qui a des gens qui montent un complot contre nous comme je vous moi jsuis a distance</text:p>
      <text:p text:style-name="P3"/>
      <text:p text:style-name="P3">v jpense pas me sentir épié pi ni penser que des gens montent un complot contre moi</text:p>
      <text:p text:style-name="P3"/>
      <text:p text:style-name="P3">k ok fek cest quoi dans lfond qui arrive a vos émotions dans ces moments la selon vous?</text:p>
      <text:p text:style-name="P3"/>
      <text:p text:style-name="P3">V euh jpourrait pas vous dire je sais pas</text:p>
      <text:p text:style-name="P3"/>
      <text:p text:style-name="P3">k mais ya une montée d’émotions on sait pas laquelle fek quand ca arrive la avez-vous des trucs pour ne pas agir innadéquatement sous le coup de l’émotion</text:p>
      <text:p text:style-name="P3">cest quoi vos trucs cest plus ca que je voulais voir pour pas quon se ramassent avec s’t’arrivé jme sens si enragé, jdit n’importe quoi qu’jai faite tel affaire</text:p>
      <text:p text:style-name="P3">tse cest quoi vos trucs qui permet d’agir pour faire descendre l’émotion avant qu’il y ait une décision impulsive qui vienne</text:p>
      <text:p text:style-name="P3"><text:soft-page-break/>moi cest plus ca qui me titille pour etre sur quon soit plus devant un risque jose dire</text:p>
      <text:p text:style-name="P3">ou kekchose qui vous guetterais</text:p>
      <text:p text:style-name="P3"/>
      <text:p text:style-name="P3">v moi jpense pas qu’y ait de risque de ca ca devrait etre correct </text:p>
      <text:p text:style-name="P3"/>
      <text:p text:style-name="P3">k ok mais en meme temps les risques sont diminués quand on a un bon plan je trouve… face a une emotion quon pourrait vivre que ce soit vous ou nimporte qui</text:p>
      <text:p text:style-name="P3">fek vous cest quoi votre plan daction si ya une montée d’émotions</text:p>
      <text:p text:style-name="P3">une nuit un soir vous entendez quelqu’un qui passe pi vous vous dites caline ca s’adressait a moi ca encore</text:p>
      <text:p text:style-name="P3"/>
      <text:p text:style-name="P3">v bah je sais pas aucune idée ...</text:p>
      <text:p text:style-name="P3">ya pas grand chose que je puisse faire</text:p>
      <text:p text:style-name="P3"/>
      <text:p text:style-name="P4">k bin ya des choses quon peut faire quand on a une montée d’émotions qui nous envahit</text:p>
      <text:p text:style-name="P4">dépendamment de l’émotion la ca fait dla peine dla rage dla colère</text:p>
      <text:p text:style-name="P4">ca peut etre le découragement tse yen a plein la</text:p>
      <text:p text:style-name="P4"/>
      <text:p text:style-name="P4">v ya pas grand chose que je puisse faire par rapport à la situation</text:p>
      <text:p text:style-name="P4">je fait que accepter la situation</text:p>
      <text:p text:style-name="P4">jme dit bon ben yont du temps a perdre hmm hmm</text:p>
      <text:p text:style-name="P4"/>
      <text:p text:style-name="P4">k ouais comme vous l’expliquez ca lair facile ca l’est pas tant que ca vivre ses emotions</text:p>
      <text:p text:style-name="P4">de lacher prise jveux dire, d’accepter</text:p>
      <text:p text:style-name="P4">a moins que je me trompe</text:p>
      <text:p text:style-name="P4"/>
      <text:p text:style-name="P4">v bin avez-vous des trucs, cest quoi vos trucs à vous?</text:p>
      <text:p text:style-name="P4"/>
      <text:p text:style-name="P4">K en fait le truc numero 1 vous lavez peut-etre deja entendu</text:p>
      <text:p text:style-name="P4">quand ya une forte forte montée d’émotions</text:p>
      <text:p text:style-name="P4">que ce soit moi, que ce soit vous, que ce soit n’importe qui</text:p>
      <text:p text:style-name="P4">quand on sent qu’on est vraiment souvent cest la colère aussi quand ya une grande montée de colère cest de prendre un temps d’arrêt</text:p>
      <text:p text:style-name="P4">jvous apprend rien jimagine mais avez vous deja entendu ca?</text:p>
      <text:p text:style-name="P4"/>
      <text:p text:style-name="P4">V oui jai dja entendu</text:p>
      <text:p text:style-name="P4"/>
      <text:p text:style-name="P4">k temps d’arret la stune solution magique pour vous, pour moi, pour nimporte qui</text:p>
      <text:p text:style-name="P4">fek si jsens que la jtenvahit bah jva comme aller changer dhumeur tse dans lfond fallait que jsuis sortie fumer, jtaller macheter des cigarettes, vous sortez, vous allez prendre lair</text:p>
      <text:p text:style-name="P4">que ce soit idéalement parce que souvent cest une personne dans une situation fek vous vous eloignez de la personne de la situation qui fait en sorte que la vous venez enragé</text:p>
      <text:p text:style-name="P4"/>
      <text:p text:style-name="P4">v hum hum</text:p>
      <text:p text:style-name="P4"/>
      <text:p text:style-name="P4">k souvent cest la quon va poser des gestes impulsifs découragement perdre aussi mais moins impulsif souvent tse mais</text:p>
      <text:p text:style-name="P4">quand qui a kekchose qui arrive une montée d’émotions cest deja lourd de prendre un temps d’arret</text:p>
      <text:p text:style-name="P4">tse plus on est emotifs plus la raison descend</text:p>
      <text:p text:style-name="P4">moi cest comme ca que je le vois pi cest comme ca que jai appris dans toute les theories je sais pas pour vous</text:p>
      <text:p text:style-name="P4"><text:soft-page-break/>tse a un moment donné ce qui arrive cest quand on, on, jsais pas pourquoi jallais le dire en anglais la mais quand on recul de cette situation la qui nous rend faché, là la raison revient</text:p>
      <text:p text:style-name="P4">fek ca fait en sorte que vous a mettons que frapper dans lmur ca fait du bien</text:p>
      <text:p text:style-name="P4">pi la jdit nimporte quoi pi la jinvente parce que vous mdites cest quoi vos trucs tse</text:p>
      <text:p text:style-name="P4">sacrer spas lideal, crier spas lideal</text:p>
      <text:p text:style-name="P4">on revient a la raison pi comme lemotion est moins haute on est capable d’adopter des moyens plus adéquats</text:p>
      <text:p text:style-name="P4">fek deja la ste temps dagir la la yer cest une solution pour tout le monde</text:p>
      <text:p text:style-name="P4">la raison ca depend si ya un comportement lemotion va venir tres souvent quand on est souvent triste quand on est souvent en colere comme tse jva me repeter mais cest de consulter <text:span text:style-name="T3">pi daller voir pk quon est souvent en colere dememe</text:span></text:p>
      <text:p text:style-name="P5">parce que cest pas une vie detre toujours comme emporté par les émotions pi souffrant</text:p>
      <text:p text:style-name="P5">si vous etes tjrs heureux bah jva vous dire bin yes tse aller pas consulter cest la joie</text:p>
      <text:p text:style-name="P5">mais cest rare dans vie quon est tout le temps heureux fek tse on consulte pour différentes émotions qui sont éprouvantes</text:p>
      <text:p text:style-name="P5"/>
      <text:p text:style-name="P5">v hum hum</text:p>
      <text:p text:style-name="P5"/>
      <text:p text:style-name="P5">k huuum cest ca mes trucs grosso modo</text:p>
      <text:p text:style-name="P5">jaurais aimé ca vous arriver avec dekoi de nouveau mais jimagine que cest pas nouveau</text:p>
      <text:p text:style-name="P5">sauf que cest bon de se le rappeler tse</text:p>
      <text:p text:style-name="P5">parce que meme si on les connait les trucs quand lemotivité embarque bin on devient moins rationnel</text:p>
      <text:p text:style-name="P5"/>
      <text:p text:style-name="P5">v hum hum ouais</text:p>
      <text:p text:style-name="P5"/>
      <text:p text:style-name="P5">k fake le temps darret yer la tse dans votre vous allez decidé de poursuivre au civil pi de d’alimenter ste procès la fek cest aussi un moyen quand on… dans lsens de legal et adequat fek vous decider de depenser de lenergie la dedans parce que vous croyez que ca vaut la peine fek la toute vos energies vos emotions sont canalisées la dedans fek ca fait parti des moyens</text:p>
      <text:p text:style-name="P5">yen a qui vont tse yen a plein qui vont faire du sport mais ca fait parti de l’hygiene de vie</text:p>
      <text:p text:style-name="P5">exemple si vous dormez pas la nuit vous faite ptetre de l’insomnie cest rare quon va etre tres tres apte à gérer nos émotions pi très très bien… alors on va aller voir un médecin mais tout dépend de la situation mais cest sur quun temps d’arret stoujours le meilleur</text:p>
      <text:p text:style-name="P5">ca vous porte tu des idées, ca vous, tse avez vous dautres moyens vous que vous prenez pour juste etre quelqu’un qui garde un comportement adéquat malgré que la vie est comme ca émotivement</text:p>
      <text:p text:style-name="P5"/>
      <text:p text:style-name="P5">v euh non pas plus qui faut</text:p>
      <text:p text:style-name="P5"/>
      <text:p text:style-name="P5">k ca vous … <text:span text:style-name="T4">ce que je dit</text:span></text:p>
      <text:p text:style-name="P5"/>
      <text:p text:style-name="P6">v non ca dlallure</text:p>
      <text:p text:style-name="P6"/>
      <text:p text:style-name="P6">k ca dlallure? Il sagit de le mettre en application</text:p>
      <text:p text:style-name="P6"/>
      <text:p text:style-name="P6">v hum</text:p>
      <text:p text:style-name="P6"/>
      <text:p text:style-name="P6">k parce que desfois cest dur de controler squi vient dans notre tete mais cest bcp plus facile de controler squi est dans nos pieds</text:p>
      <text:p text:style-name="P6">ca devrait etre que si jsuis vrm faché après quelqu’un bin jai dla misere desfois a décrocher des pensées qui sont frustrantes</text:p>
      <text:p text:style-name="P6"><text:soft-page-break/>par contre, jcapable de m’en aller pi de prendre, tse quand jdit mes pieds cest mon … tse jcapable de prendre action plus facilement tse jva aller la bas tse jva sortir stun peu ca</text:p>
      <text:p text:style-name="P6">jpourrais vous sortir ma theorie de la voiture, jadore cest theorie la mais euh, peut-etre une autre fois</text:p>
      <text:p text:style-name="P6">mais ca fait partie tse qu’on a plus de facilité à controler nos actions que nos pensés et nos émotions</text:p>
      <text:p text:style-name="P6">donc, prendre un temps d’arret cest prendre action</text:p>
      <text:p text:style-name="P6"/>
      <text:p text:style-name="P6">v hum</text:p>
      <text:p text:style-name="P6"/>
      <text:p text:style-name="P6">k stun peu ca que jvoulais vérifier avec vous si vous aviez ces ces moyens la concrets</text:p>
      <text:p text:style-name="P6">inintelligible</text:p>
      <text:p text:style-name="P6">fake jvoulais voir un peu ou vous en etiez</text:p>
      <text:p text:style-name="P6">cest sur que la ca coupe un peu de court parce que la ya moins de développements </text:p>
      <text:p text:style-name="P6">avez vous pensez aussi a tout ce qui est suivi <text:span text:style-name="T5">ou quoi que ce soit la derniere fois comme jvous dit</text:span></text:p>
      <text:p text:style-name="P8">en fait vous aviez dit jaimerais ca consulter un psychologue oui mais non pi la vous saviez pas trop</text:p>
      <text:p text:style-name="P8">ca tu évolué c’te passé là?</text:p>
      <text:p text:style-name="P8"/>
      <text:p text:style-name="P8">V pour l’instant jai pas de temps la j’m’occupe de mes choses la cest sur spas très compliqué pour l’instant jai pas d’emploi j’ai pas d’appartement euh bin dans l’fond j’attend de trouver un appartement</text:p>
      <text:p text:style-name="P8">un appartement c’est un peu plus pressant mais un emploi cest de voir une chose à la fois la pi j’ai pas plus les moyens aussi la fek tsé dans l’fond j’ai pas besoin de consulter un psychologue pour l’instant tse dans l’fond jpasse mes journées à jouer aux jeux vidéos pi j’envoie des cv euh</text:p>
      <text:p text:style-name="P8">dans l’fond j’ai 24h sur 24 pour gérer pour me gérer fek dans l’fond j’quand meme bien la</text:p>
      <text:p text:style-name="P8"/>
      <text:p text:style-name="P9">k inintelligible... de s’gérer quand on est moins occupé tse ya les jeux video mais euh...inintelligible...ya pas de découragements </text:p>
      <text:p text:style-name="P9"/>
      <text:p text:style-name="P9">v bin cest surtout financièrement la tse prochainement dans lfond la tse la faut j’embarque dans un paiement de loyer la mais ma mere a la comme payer deux mois de loyer en sortant mais a partir de juillet jai pu de loyer fek la dans lfonds si jtrouve pas de loyer euh jva ptetre aller vivre chez ma mere potentiellement en dernier recours faut jrecherche un appartement avec euh peut-etre un mois mettons la </text:p>
      <text:p text:style-name="P9"/>
      <text:p text:style-name="P9">k ya tu d’autres refus depuis que vous avez été depuis que vous êtes venu ici?</text:p>
      <text:p text:style-name="P9"/>
      <text:p text:style-name="P9">V oui ya d’autres refus ouais </text:p>
      <text:p text:style-name="P9"/>
      <text:p text:style-name="P9">k ya dautres refus</text:p>
      <text:p text:style-name="P9"/>
      <text:p text:style-name="P9">v hmm hm</text:p>
      <text:p text:style-name="P9">parce que j’ai pas d’job cest sur ca aide pas</text:p>
      <text:p text:style-name="P9"/>
      <text:p text:style-name="P10">k hmm h<text:span text:style-name="T6">m</text:span></text:p>
      <text:p text:style-name="P10"><text:span text:style-name="T6">cest plus mieux si on est capable</text:span></text:p>
      <text:p text:style-name="P10"/>
      <text:p text:style-name="P11">v ouais</text:p>
      <text:p text:style-name="P11">pi la ben en ce moment cest ca parce que la si jtrouve pas d’loyer d’ici juillet ca vivre chez ma mere ca m’tente vrm pas cest sur si jai un loyer ben spas si mal ca mdonne un mois dplus si ca peut etre etendu a plusieurs mois bin jpourrais ptetre avancer de quelques mois mettons payer davance</text:p>
      <text:p text:style-name="P11"/>
      <text:p text:style-name="P11">k ca serait plus un loyer quune chambre si jcomprends bien?</text:p>
      <text:p text:style-name="P11"><text:soft-page-break/>V ouais cest sur moi jprefere un loyer la si jdois faire un compromis ben une chambre dans un logement partagé</text:p>
      <text:p text:style-name="P11"/>
      <text:p text:style-name="P11">k inintelligible</text:p>
      <text:p text:style-name="P11"/>
      <text:p text:style-name="P11">v inintelligible</text:p>
      <text:p text:style-name="P11"/>
      <text:p text:style-name="P11">v bin l’argent spas le probleme la spas l’argent qui est le probleme la cest juste le fait de trouver cest <text:span text:style-name="T7">s</text:span>juste que tse je sais pas moi si jprend une chambre pi que cest plus simple de euhm les propriétaire sont moins pointilleux la bin a ce moment la jvais prendre squi passe la si on peut dire </text:p>
      <text:p text:style-name="P11"/>
      <text:p text:style-name="P11">k hum hm cest ca</text:p>
      <text:p text:style-name="P11"/>
      <text:p text:style-name="P11">v sinon bin en tout cas jva prendre la cest ca jva prendre le le la premiere chose que jtrouve la spas une question vrm d’argent pour l’instant la plus tard un petit peu si ca s’etire plus longtemps tse ma recherche d’emploi jai comme des reserves un ptit peu mais eventuellement <text:span text:style-name="T7">jpige dans mes reserve quand yen reste pu pi la bin tse ya pas cinquante mille solution cest ma mere qui va falloir qu’elle contribue la tse dans lfond la mois spas compliqué tse mon budget yer pas enorme mais tse si en 1 mois jdepense 2000 dollars mettons 1500 dollars peut-etre pi que fnl euuh jai aucun revenu tse l’argent doit venir de quelques part cest sur que tse jai plusieurs milliers de dollars de reserves ca va me permettre quelques mois d’avance la au rythme que mois jdepense jai peut etre quelques mois peut-etre 3-4 mois tse jfait ma recherche d’emploi plus euh le plus possible le plus intensif possible </text:span></text:p>
      <text:p text:style-name="P11"/>
      <text:p text:style-name="P12">k etant donné que votre mere pourrait devoir payer est ce que tse euh comment ca va la relation est-ce qu’elle vous en parle est-ce qu’elle comment ca va est ce que votre mere dans lfonds elle vous met de la pression</text:p>
      <text:p text:style-name="P12"/>
      <text:p text:style-name="P12">v atchoum (micro proche)</text:p>
      <text:p text:style-name="P12"/>
      <text:p text:style-name="P12">k est-ce qu’elle s’interesse a votre recherche d’emploi et d’loyer a doit vous poser des questions j’imagine</text:p>
      <text:p text:style-name="P12"/>
      <text:p text:style-name="P12">v bin moi jla tiens au courant dans lfonds la fek tse a pas de questions a poser parce que moi jla tiens au courant</text:p>
      <text:p text:style-name="P12"/>
      <text:p text:style-name="P12">k pi vous vous sentez encouragé par votre mere</text:p>
      <text:p text:style-name="P12"/>
      <text:p text:style-name="P12">v oui cest sur cest ca ma mere mencourage dans tous ca la mais <text:span text:style-name="T8">cest un ptit peu implicite on en a pas parlé jusqua maintenant on va ptetre en parlé ptetre abordé le sujet mais tse pour l’instant spas si urgent que ca dun point de vu financier dici quelques mois jquand meme correct la jcapable de payer encore</text:span></text:p>
      <text:p text:style-name="P13">pour squi est du loyer cest ptetre un ptit peu plus euh</text:p>
      <text:p text:style-name="P13"/>
      <text:p text:style-name="P13">k ouais cest ca</text:p>
      <text:p text:style-name="P13"/>
      <text:p text:style-name="P13">v stun ptit peu plus a court terme la tse stun ptit peu plus urgent den parler savoir ou ce que moi je vais atterir si je trouve pas de loyer</text:p>
      <text:p text:style-name="P13"/>
      <text:p text:style-name="P13">23h09</text:p>
      <text:p text:style-name="P13"/>
      <text:p text:style-name="P13">k hmm hm cest ca</text:p>
      <text:p text:style-name="P13">on parlait de gestion demotions tantot aussi </text:p>
      <text:p text:style-name="P13"><text:soft-page-break/>tse vous etes pas habituellement envahit par lanxiete mais ya linsecurité d’aller manger</text:p>
      <text:p text:style-name="P13">fek tse une des solutions cest de dire jva parler a ma mere si jpeux aller habiter avec elle</text:p>
      <text:p text:style-name="P13"/>
      <text:p text:style-name="P13">desfois y dmande lenquete de credit</text:p>
      <text:p text:style-name="P13">y font tu des enquete sociale quand que</text:p>
      <text:p text:style-name="P13">est ce qu’ils demande bcp d’information quand cest au mois</text:p>
      <text:p text:style-name="P13"/>
      <text:p text:style-name="P13">v je sais pas jai pas demander jai pas fait de demande pour des logements au mois</text:p>
      <text:p text:style-name="P13"/>
      <text:p text:style-name="P13">k moins quand il louent la </text:p>
      <text:p text:style-name="P10"/>
      <text:p text:style-name="P13">v ca se peut je sais pas</text:p>
      <text:p text:style-name="P13">bonne questions</text:p>
      <text:p text:style-name="P13"/>
      <text:p text:style-name="P13">k fek vous vous cherchez pour un bail un an la</text:p>
      <text:p text:style-name="P13"/>
      <text:p text:style-name="P13">v pour un an jusqua maintenant bin la jpourrait chercher au mois desfois ya des propriétaire sont un petit peu plus loussent ou que desfois si y peut se presenter sur place parler a quelqun <text:span text:style-name="T9">tse pi que lui</text:span> y<text:span text:style-name="T9">er </text:span><text:s/>plus raisonnable tse pi que y va pas te demander cinquante mille affaires <text:span text:style-name="T9">sptetre un ptit peu des grin grin avec les personnes la</text:span></text:p>
      <text:p text:style-name="P13"/>
      <text:p text:style-name="P14">k ta finis de …</text:p>
      <text:p text:style-name="P14">au mois d’après y dmandent un mois davance pi thats it la jveux dire le loyer pi euh spas long la cest degagé <text:span text:style-name="T10">mais jpeux tromper la ca fait longtemps qu’j’ai</text:span></text:p>
      <text:p text:style-name="P14"/>
      <text:p text:style-name="P15">v ouais moi aussi jpense ca dlallure la je l’sais pas</text:p>
      <text:p text:style-name="P15"/>
      <text:p text:style-name="P15">k sinon bin ya dvous prendre en avance pour pas que vous arriviez parce que comme on en a deja parlé plus le mois de juin va avancer plus le stress va augmenter si vous n’avez pas de solution</text:p>
      <text:p text:style-name="P15">bin ya ca</text:p>
      <text:p text:style-name="P15">pi jpense pas non-plus que ca va vous tenter d’aller en depannage en transition non-plus tantot on parlait de cohabiter avec plein de mondes spas quelque chose qui </text:p>
      <text:p text:style-name="P15"/>
      <text:p text:style-name="P15">v non pas du tout non ca m’interesse pas</text:p>
      <text:p text:style-name="P15"/>
      <text:p text:style-name="P15">k hum hm dac</text:p>
      <text:p text:style-name="P15">pi a part de t’ca pi a part des place ou yaurait de la cohabitation mettons mois dans ma banque de logements que jai la jen envois des p<text:span text:style-name="T11">tites causes</text:span> qui a de la cohabitation <text:span text:style-name="T11">jen vois pas tant que ca</text:span></text:p>
      <text:p text:style-name="P16">lautre affaire ca serait pas immédiat la mais faire une demande d’habitation a prix modique avec pech je pense mais euhm ca non plus cest pas euh fek dans les logements logement la jen ai pu dans ma banque plus de solutions jparle vous seriez mieux avec votre mere</text:p>
      <text:p text:style-name="P16"/>
      <text:p text:style-name="P16">v hum hum</text:p>
      <text:p text:style-name="P16"/>
      <text:p text:style-name="P16">k heille jmexcuse jai quand meme pas ca dans ma memoire</text:p>
      <text:p text:style-name="P16">votre pere yer ou yer tu decede ou euh</text:p>
      <text:p text:style-name="P16"/>
      <text:p text:style-name="P16">v euh bin non yer encore la</text:p>
      <text:p text:style-name="P16"/>
      <text:p text:style-name="P16">k yer tu avec votre mere?</text:p>
      <text:p text:style-name="P16"/>
      <text:p text:style-name="P16">V non</text:p>
      <text:p text:style-name="P16"><text:soft-page-break/>k <text:span text:style-name="T12">on stait parlé</text:span></text:p>
      <text:p text:style-name="P16"/>
      <text:p text:style-name="P16">v jsais pas</text:p>
      <text:p text:style-name="P16"/>
      <text:p text:style-name="P16">k ok pi votre entente avec <text:span text:style-name="T12">est-ce que vous avez un lien pourquoi est-ce qu’on a jamais parlé</text:span></text:p>
      <text:p text:style-name="P16"/>
      <text:p text:style-name="P17">v jsais euh oui on a un lien oui</text:p>
      <text:p text:style-name="P17"/>
      <text:p text:style-name="P17">k ok mais yer tu dans region de quebec</text:p>
      <text:p text:style-name="P17"/>
      <text:p text:style-name="P17">v oui cest ca</text:p>
      <text:p text:style-name="P17"/>
      <text:p text:style-name="P17">k fek au niveau des options d’habitation votre pere cest tu une option pour vous ou?</text:p>
      <text:p text:style-name="P17"/>
      <text:p text:style-name="P17">V non</text:p>
      <text:p text:style-name="P17"/>
      <text:p text:style-name="P17">k ok fek cest pas un lien assez … pour demander de l’aide </text:p>
      <text:p text:style-name="P17">heille jmexcuse jconnais pas la relation ak votre pere dans ma memoire jlai pu avez vous vu</text:p>
      <text:p text:style-name="P17"/>
      <text:p text:style-name="P17">v non cest ca jpourrais pas aller vivre chez lui la jserais pas necessairement </text:p>
      <text:p text:style-name="P17"/>
      <text:p text:style-name="P17">k fek cest plus votre mere qui sont reliés</text:p>
      <text:p text:style-name="P17"/>
      <text:p text:style-name="P17">v oui cest ca</text:p>
      <text:p text:style-name="P17"/>
      <text:p text:style-name="P17">k pi votre frere lui?</text:p>
      <text:p text:style-name="P17"/>
      <text:p text:style-name="P17">V non jpense mon frere y voudrait rien savoir jpourrait pas vrm aller la</text:p>
      <text:p text:style-name="P17"/>
      <text:p text:style-name="P17">k ok vous avez quand meme l’option d’aller chez votre mere ok</text:p>
      <text:p text:style-name="P18">quoi dautre</text:p>
      <text:p text:style-name="P18">est-ce que vous avez autre chose a partager aujourd’hui?</text:p>
      <text:p text:style-name="P18"/>
      <text:p text:style-name="P18">V non</text:p>
      <text:p text:style-name="P18"/>
      <text:p text:style-name="P18">k bin parce que tse mettons moi jdois etre transparente avec vous jtun peu ambivalente parce que je sais qu’au niveau de l’obligation thérapeutique vous avez déja été suivi par des professionels</text:p>
      <text:p text:style-name="P18"/>
      <text:p text:style-name="P18">v ya pas d’obligation thérapeutique (énervement dans la voix)</text:p>
      <text:p text:style-name="P18"/>
      <text:p text:style-name="P18">k non!?</text:p>
      <text:p text:style-name="P18"/>
      <text:p text:style-name="P18">V non pfff</text:p>
      <text:p text:style-name="P18"/>
      <text:p text:style-name="P18">k qu’est-ce que vous voulez faire le suivre toute thérapie jugée nécessaire la?</text:p>
      <text:p text:style-name="P18">Cest de ca que je parle</text:p>
      <text:p text:style-name="P18">jveux en parler avec vous la</text:p>
      <text:p text:style-name="P18">jvous obligerai pas a aller voir un psychiatre si vous voulez pas jveux juste parler</text:p>
      <text:p text:style-name="P18"/>
      <text:p text:style-name="P18">v moi cest sur jveux pas aller voir de psychologue pour linstant jpense que jai déja été assez clair la-dessus</text:p>
      <text:p text:style-name="P18"/>
      <text:p text:style-name="P18"><text:soft-page-break/>jprefere pas discuter du sujet merci</text:p>
      <text:p text:style-name="P18"/>
      <text:p text:style-name="P18">k bin en faite moi jvous parle de vos conditions</text:p>
      <text:p text:style-name="P18"/>
      <text:p text:style-name="P18">v moi jai con euh cest marqué je consent aux conditions jvous demanderais de changer de sujet</text:p>
      <text:p text:style-name="P18"/>
      <text:p text:style-name="P18">k vous voulez que je change de sujet?</text:p>
      <text:p text:style-name="P18"/>
      <text:p text:style-name="P18">V cest ca sil-vous-plait</text:p>
      <text:p text:style-name="P18">parce ca depasse les bornes un ptit peu</text:p>
      <text:p text:style-name="P18"/>
      <text:p text:style-name="P18">k en parler ca depasse les bornes</text:p>
      <text:p text:style-name="P18"/>
      <text:p text:style-name="P18">v oui</text:p>
      <text:p text:style-name="P18"/>
      <text:p text:style-name="P18">k ok ouais mais jveux juste quand meme vous expliquer jsuis agente de probation jva regarder vos conditions avec vous</text:p>
      <text:p text:style-name="P18"/>
      <text:p text:style-name="P18">v oui jcomprend mais moi je nai pas besoin de voir un psychologue vous n’avez pas a juger de ma santé mentale actuellement je suis correct je gere mes choses tout est beau</text:p>
      <text:p text:style-name="P18"/>
      <text:p text:style-name="P18">k jpas en train de parler d’un psychologue</text:p>
      <text:p text:style-name="P18">jpas en train de parler de ca</text:p>
      <text:p text:style-name="P18"/>
      <text:p text:style-name="P18">v de quoi vous parlez?</text:p>
      <text:p text:style-name="P18"/>
      <text:p text:style-name="P18">K en fait cest que quand on a cette condition ok vous inscrire a toute thérapie</text:p>
      <text:p text:style-name="P18">le mot thérapie fait également référence a des programmes</text:p>
      <text:p text:style-name="P18"/>
      <text:p text:style-name="P18">v je ne veux pas de vos programmes malheureusement</text:p>
      <text:p text:style-name="P19">ca ne me tente pas de discuter du sujet non-plus</text:p>
      <text:p text:style-name="P19"/>
      <text:p text:style-name="P19">k ok</text:p>
      <text:p text:style-name="P19"/>
      <text:p text:style-name="P19">v cest ca</text:p>
      <text:p text:style-name="P19"/>
      <text:p text:style-name="P19">k jare jpense que </text:p>
      <text:p text:style-name="P19">est-ce qu’on peut se mettre d’accord qu’un jour on va en reparler ensemble</text:p>
      <text:p text:style-name="P19"/>
      <text:p text:style-name="P19">v on pourra en discuter un jour peut-etre</text:p>
      <text:p text:style-name="P19"/>
      <text:p text:style-name="P19">k daccord</text:p>
      <text:p text:style-name="P19"/>
      <text:p text:style-name="P19">v parfait</text:p>
      <text:p text:style-name="P19"/>
      <text:p text:style-name="P19">k parce que jveux juste clarifier avant qu’on clos le sujet que ca fait pas référence a des psychologues ou des psychiatres</text:p>
      <text:p text:style-name="P19">ca pourrait mais ca fait référence également a des programmes qui sont desfois de 6 rencontres des trucs comme ca …</text:p>
      <text:p text:style-name="P19">fek on va en reparler</text:p>
      <text:p text:style-name="P19"/>
      <text:p text:style-name="P19">v pas d’trouble</text:p>
      <text:p text:style-name="P19"><text:soft-page-break/>k parce que cest une condition de votre ordonnance</text:p>
      <text:p text:style-name="P19"/>
      <text:p text:style-name="P19">v cest euh non pas du tout cest marqué je consens a la condition jpense on est pas censé mettre ca dans une condition de probation la</text:p>
      <text:p text:style-name="P19">je ne consens pas a ca je n’ai pas consenti</text:p>
      <text:p text:style-name="P19">en tout cas si vous voulez vous obstinez la dessus jva demander le retrait de la modification prochainement</text:p>
      <text:p text:style-name="P19">mais je nai pas lintention de me faire menacer pour aller voir faire des thérapies ou ces affaires la la</text:p>
      <text:p text:style-name="P19"/>
      <text:p text:style-name="P19">k jvous menace pas jen parle</text:p>
      <text:p text:style-name="P19"/>
      <text:p text:style-name="P19">v ya pas de probleme</text:p>
      <text:p text:style-name="P19"/>
      <text:p text:style-name="P19">k jmenace pas personne moi</text:p>
      <text:p text:style-name="P19"/>
      <text:p text:style-name="P19">v ya pas de probleme parfait</text:p>
      <text:p text:style-name="P19"/>
      <text:p text:style-name="P20">29 min</text:p>
      <text:p text:style-name="P19"/>
      <text:p text:style-name="P19">k pi moi sque ca soit clair parce que <text:span text:style-name="T13">tse stune ...</text:span></text:p>
      <text:p text:style-name="P19"/>
      <text:p text:style-name="P18"/>
      <text:p text:style-name="P18"/>
      <text:p text:style-name="P17"/>
      <text:p text:style-name="P17"/>
      <text:p text:style-name="P9"/>
      <text:p text:style-name="P6"/>
      <text:p text:style-name="P6"/>
      <text:p text:style-name="P5"/>
      <text:p text:style-name="P4"/>
      <text:p text:style-name="P4"/>
      <text:p text:style-name="P4"/>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6T18:05:23.263477827</meta:creation-date>
    <dc:date>2025-06-20T17:56:26.350189500</dc:date>
    <meta:editing-duration>PT15M6S</meta:editing-duration>
    <meta:editing-cycles>3</meta:editing-cycles>
    <meta:generator>LibreOffice/24.2.7.2$Linux_X86_64 LibreOffice_project/420$Build-2</meta:generator>
    <meta:document-statistic meta:table-count="0" meta:image-count="0" meta:object-count="0" meta:page-count="10" meta:paragraph-count="256" meta:word-count="3694" meta:character-count="19053" meta:non-whitespace-character-count="15601"/>
  </office:meta>
</office:document-meta>
</file>